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Text_20_body">
      <style:paragraph-properties fo:margin-left="0cm" fo:margin-right="0.591cm" fo:margin-top="0.958cm" fo:margin-bottom="0cm" style:contextual-spacing="false" fo:line-height="172%" fo:text-align="justify" style:justify-single-word="false" fo:text-indent="0.002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2" style:family="paragraph" style:parent-style-name="Text_20_body">
      <style:paragraph-properties fo:margin-left="0cm" fo:margin-right="0.591cm" fo:margin-top="0.958cm" fo:margin-bottom="0cm" style:contextual-spacing="false" fo:line-height="172%"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91bc7" style:text-blinking="false" fo:background-color="transparent"/>
    </style:style>
    <style:style style:name="P5" style:family="paragraph" style:parent-style-name="Text_20_body">
      <style:paragraph-properties fo:margin-left="0cm" fo:margin-right="0.591cm" fo:margin-top="0.958cm" fo:margin-bottom="0cm" style:contextual-spacing="false" fo:line-height="172%" fo:text-align="justify" style:justify-single-word="false" fo:text-indent="0.002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6" style:family="paragraph" style:parent-style-name="Text_20_body">
      <style:paragraph-properties fo:margin-left="0cm" fo:margin-right="0.591cm" fo:margin-top="0.958cm" fo:margin-bottom="0cm" style:contextual-spacing="false" fo:line-height="172%" fo:text-align="justify" style:justify-single-word="false" fo:text-indent="0.002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style:text-blinking="false" fo:background-color="transparent"/>
    </style:style>
    <style:style style:name="P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1155cc"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3c78d8"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ff" loext:opacity="1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left="0cm" fo:margin-right="0.591cm" fo:margin-top="0.958cm" fo:margin-bottom="0cm" style:contextual-spacing="false" fo:line-height="172%" fo:text-align="justify" style:justify-single-word="false" fo:text-indent="0.002cm" style:auto-text-indent="false" style:writing-mode="lr-tb"/>
    </style:style>
    <style:style style:name="P13"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3c78d8" loext:opacity="100%" style:text-line-through-style="none" style:text-line-through-type="none" style:font-name="Arial" fo:font-size="11pt" fo:font-style="normal" style:text-underline-style="none" fo:font-weight="normal" style:text-blinking="false"/>
    </style:style>
    <style:style style:name="T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ff"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 style:family="text">
      <style:text-properties fo:font-variant="normal" fo:text-transform="none" fo:color="#0000ff"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5" style:family="text">
      <style:text-properties fo:font-variant="normal" fo:text-transform="none" fo:color="#0000ff" loext:opacity="100%" style:text-line-through-style="none" style:text-line-through-type="none" style:font-name="Times New Roman" fo:font-size="12pt" fo:font-style="italic" style:text-underline-style="none" fo:font-weight="bold" style:text-blinking="false" fo:background-color="transparent" loext:char-shading-value="0"/>
    </style:style>
    <style:style style:name="T6" style:family="text">
      <style:text-properties fo:font-variant="normal" fo:text-transform="none" fo:color="#0000ff" loext:opacity="1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ff" loext:opacity="100%" style:font-name="Times New Roman" fo:font-size="12pt" fo:font-style="normal" style:text-underline-style="solid" style:text-underline-width="auto" style:text-underline-color="font-color" fo:font-weight="normal" fo:background-color="transparent" loext:char-shading-value="0"/>
    </style:style>
    <style:style style:name="T8" style:family="text">
      <style:text-properties fo:background-color="transparent" loext:char-shading-value="0"/>
    </style:style>
    <style:style style:name="T9" style:family="text">
      <style:text-properties fo:font-weight="bold" fo:background-color="transparent" loext:char-shading-value="0"/>
    </style:style>
    <style:style style:name="T10" style:family="text">
      <style:text-properties officeooo:rsid="001d04b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36189323-7fff-9c98-1743-4f1393504c63"/>Un home de 70 anys es atés a  l'hospital amb insuficiència respiratòria,  fatiga severa i debilitat, distensió  abdominal, i tumefacció de tornells. A la  nit necessita 4 coixins i no pot dormir per  manca de aire. A la història revela episodis  de angor i una progressiva insuficiència  respiratòria amb petits esforços des de fa  molts anys. A la exploració destaca una  lleu cianosis (coloració blava de la pell),  distensió de les venes del coll, respiració  ràpida (20/min), sons crepitants a les bases  dels pulmons, discreta taquicàrdia (110  batecs/min) i un ritme diastòlic en galop  (sons com un cavall galopant), fetge  augmentat de tamany, excés de fluid a  l'abdomen, edema en els tornells i a les  tíbies. La seva pressió sanguínia era de  115/80. La radiografia de pulmons va  mostrar un cor dilatat i una densitat difusa  (indicativa de líquid en a la base dels  pulmons. El ECG va mostrar ritme sinusal  normal, ondes Q i desviació del eix  esquerra. El tractament va incloure repòs al  llit i administració de digitàlics i un  diürètic.  </text:p>
      <text:p text:style-name="P12"><text:span text:style-name="T1">1. ¿Que indiquen la distensió de les venes  del coll i l'agrandament del fetge? Quin  es el mecanisme?  </text:span><text:span text:style-name="T2">CRIS</text:span></text:p>
      <text:p text:style-name="P9">En aquest cas, el mecanisme que es troba alterat és el retorn venós, el qual trobem augmentat. Així, la sang venosa del fetge del pacient té problemes per sortir a causa d’un bloqueig del vas (vena hepàtica). Conseqüentment, aquesta sang retorna al fetge provocant el seu engrossiment.</text:p>
      <text:p text:style-name="Text_20_body"/>
      <text:p text:style-name="P9">Aquest retorn augmenta la pressió de la vena porta, ocasionant una dilatació de les venes esofàgiques del coll per tal de disminuir aquesta pressió. </text:p>
      <text:p text:style-name="Text_20_body"/>
      <text:p text:style-name="P9">D’altre banda, aquest problema pot causar insuficiència cardíaca, ja que el volum residual de sang és superior al volum sistòlic i, per aquest motiu, hi ha una incapacitat d’expulsar correctament la sang. Com que l’anomalia afecta al fetge, podem afirmar que el problema es troba en el cor. </text:p>
      <text:p text:style-name="Text_20_body"/>
      <text:p text:style-name="P9">Tot es produeix per una insuficiència cardíaca, tot el retorn està augmentat. </text:p>
      <text:p text:style-name="P1">El cor dret falla en comptes de l’esquerra. Si s’acomula la sang al pulmó, no és perquè no li arribi sang (funció del cor dret correcte), sinó de la part esquerra. </text:p>
      <text:p text:style-name="P12"><text:span text:style-name="T1">2. ¿Està alterada la eficiència del cor?  ¿Perquè?  </text:span><text:span text:style-name="T2">CRIS</text:span></text:p>
      <text:p text:style-name="P9">Si, l’eficiència del cor sí que es troba alterada, ja que el cor s’està dilatant a causa de que està ple de sang (acomulació de volum residual i distensió de les venes pel retorn venós). El cor no és capaç de bombejar tota la sang i la ejecció és menor del que seria normal. Així, el sobreesforç que ha de fer el cor es veu per la lleu taquicàrdia (compensació secundària). Podem veure que està alterada l’eficiència cardíaca, ja que aquesta disminueix degut a l’acúmul del retorn venós.</text:p>
      <text:p text:style-name="Text_20_body"/>
      <text:p text:style-name="P7"><text:soft-page-break/>A la’acmoular-se la sang a la vena no podrà retornar al cor i </text:p>
      <text:p text:style-name="P7">L’ejecció disminueix (no surt tanta sang cap a l’artèria aorta)</text:p>
      <text:p text:style-name="P7">El volum residual augmenta (s’acomula sang al cor, ja que no es bombeja tota la sang que hauria)</text:p>
      <text:p text:style-name="P1">Normalment FE i VE son inversament proporcional (si no pots ejectar tot bé, acumules) </text:p>
      <text:p text:style-name="P5">Té una fracció d’ejecció reduida, això determinarà alguna patologia al pacient que a li pugui afectar a llarg termini?</text:p>
      <text:p text:style-name="P1">Intentarà aumentar la pressió arterial, augmentant el ritme cardiac per augmentar la velocitat de la sang. </text:p>
      <text:p text:style-name="P2">Volèmia: volum de sang dins del cos. Si la sang surt menys del cor, arribarà per l’aorta per tots els llocs. Sistema pel control de la volèmia: sistema renal (ja que controla l’alliberament d’aigua i ions que tenen afecta directe a la volèmia). Si el ronyó per les artèries renals (colaterals de l’aorta) rep menys sang, té sensors de flux mecànic que ho detecten i intenta recuperar volèmia (hipovolèmia) activant renina-angiotensina-aldosterona, la aldosterona fa coses a les aquaporines i el que fa és que se’n vagin allà i formen una via que fa que part de l’aigua que va a orina torna a sistema i es transforma en sang. Es pot augmentar el volum de sang amb l’alliberament d’aigua i ions (mètode compensatori) però a la llarga és letal, perquè insufles més aigua. </text:p>
      <text:p text:style-name="P12"><text:span text:style-name="T1">3. Què se espera trobar en la mesura de la  fracció d'ejecció i del volum residual?  </text:span><text:span text:style-name="T2">CRIS</text:span></text:p>
      <text:p text:style-name="P10">El cor està dilatat i, per tant, hi ha un augment de la longitud de les fibres.</text:p>
      <text:p text:style-name="Text_20_body"/>
      <text:list text:style-name="L1">
        <text:list-item>
          <text:p text:style-name="P13"><text:span text:style-name="T9">Fracció d’ejecció (FE)</text:span><text:span text:style-name="T8">: es redueix en la insuficiència cardíaca, especialment en la insuficiència cardíaca sistòlica. </text:span></text:p>
        </text:list-item>
        <text:list-item>
          <text:p text:style-name="P13"><text:span text:style-name="T9">Volum residual (volum diastòlic final)</text:span><text:span text:style-name="T8">: es veu augmentat en la insuficiència cardíaca, ja que la disminució de la funció contràctil del ventricle provoca que no s’expulsi tota la sang i que una part romangui al ventricle després de la sístole.</text:span></text:p>
        </text:list-item>
      </text:list>
      <text:p text:style-name="Text_20_body"/>
      <text:p text:style-name="P10">Aquestes alteracions en la funció cardíaca contribueixen als símptomes d’insuficiència cardíaca congestiva, com la congestió pulmonar, edema perifèric i fatiga.</text:p>
      <text:p text:style-name="P1"><text:soft-page-break/>4. ¿Podria ser útil la noradrenalina?  AINA</text:p>
      <text:p text:style-name="P11">La noradrenalina és un potenent vasoconstrictor i augmenta la resistència contra la qual el cor ha de bombejar. També té un efecte inotròpic positiu, augment la força de contracció cardíaca, però això pot exacerbar la sobrecàrrega del cor si ja està dilatat i compromès.</text:p>
      <text:p text:style-name="P11">En aquest cas clínic, la utilitat de la noradrenalina no és apropiada ja que el pacient no presenta hipotensió greu ni xoc cardiogènic. La seva pressió arterial és de 115/80 mmHg, la qual cosa és compatible amb un estat hemodinàmic relativament preservat. </text:p>
      <text:p text:style-name="P11">Vasoconstricció perifèrica augmenta i no és convenient. </text:p>
      <text:p text:style-name="Text_20_body"/>
      <text:p text:style-name="P3">5. ¿Podria ser útil una flebotomia  (extracció de sang)?  AINA</text:p>
      <text:p text:style-name="P11">La flebotomia pot ser útil en pacients amb policitemia (augment de la massa eritrocitària), que pot ser secundària a hipòxia crònica en malalties com la malaltia pulmonar obstructiva crònica (EPOC) o altres condicions que incrementen l'hematòcrit. També podria considerar-se en casos de sobrecàrrega de volum greu amb congestió severa no controlada per diürètics, però aquesta situació no sembla descrita en el cas. En el cas clínic exposat, una flebotomia no seria apropiada com a tractament inicial, ja que no hi ha indicis que el pacient presenti una hipervolemia severa refractària o una policitemia secundària.</text:p>
      <text:p text:style-name="Text_20_body"/>
      <text:p text:style-name="P8">Una flebotonia treu volèmia (sagnat) (part positiva), però no ho li fariem perquè ens emportem els glòbuls vermells que porten l’oxigen a tot arreu ( el pacient té dificultat respiratòria, per tant, els necessita) </text:p>
      <text:p text:style-name="Text_20_body"/>
      <text:p text:style-name="P3">6. ¿Què significa el ritme de galop  diastòlic?  AINA</text:p>
      <text:p text:style-name="P11">El ritme de galop diastòlic observat en el cas clínic correspon al tercer to cardíac (S3), que és un signe clínic important en pacients amb insuficiència cardíaca. En aquest cas concret, indica una disfunció ventricular esquerra amb sobrecàrrega de volum.</text:p>
      <text:p text:style-name="P11">El tercer to cardíac es produeix durant la fase diastòlica precoç, quan la sang entra ràpidament al ventricle durant el farciment passiu. Si el ventricle està dilatat, la seva compliança (capacitat d'acomodació) està reduïda i produeix aquest so característic. En aquest cas, l’S3 reflecteix una insuficiència cardíaca sistòlica del ventricle esquerre, on hi ha una incapacitat per ejectar adequadament la sang. És coherent amb altres troballes com el cor dilatat a la radiografia, l’augment del volum residual, i els signes clínics de congestió pulmonar i sistèmica.</text:p>
      <text:p text:style-name="Text_20_body"/>
      <text:p text:style-name="P3">Els sorolls cardíacs s’associen al tancament de les vàlvules. EN aquest cas no és un problemes de vàlvules, sinò perquè el cor està diletat i el ventricle esquerra acomula un major volum residual al normal i per tant, fa aquest soroll.</text:p>
      <text:p text:style-name="Text_20_body"/>
      <text:p text:style-name="P3">7. ¿Quin efecte té l'estat del pacient en la  contractibilitat cardíaca?  MENCIA</text:p>
      <text:p text:style-name="P12"><text:soft-page-break/><text:span text:style-name="T3">La </text:span><text:span text:style-name="T4">hipertrofia del corazón</text:span><text:span text:style-name="T6"> </text:span><text:span text:style-name="T3">causa inicialmente un aumento de contractilidad debido a una mayor masa muscular,  sin embargo, altera la organización, la mecánica de las fibras musculares (</text:span><text:span text:style-name="T4">fibras actina-miosina, dilatación</text:span><text:span text:style-name="T3">) y el equilibrio energético. Estas alteraciones provocan que el corazón </text:span><text:span text:style-name="T4">no pueda contraerse de manera eficiente</text:span><text:span text:style-name="T3">, especialmente en estados avanzados. </text:span></text:p>
      <text:p text:style-name="P1">Cor s’hipertrofia per tenir molta pressió perifèrica. També es pot provocar per una valvulopatia. </text:p>
      <text:p text:style-name="P1">8. ¿Ha canviat la resistència perifèrica?  MENCIA</text:p>
      <text:p text:style-name="P12"><text:span text:style-name="T3">Los </text:span><text:span text:style-name="T4">factores que determinan</text:span><text:span text:style-name="T6"> </text:span><text:span text:style-name="T3">la resistencia periférica son el </text:span><text:span text:style-name="T4">radio de los vasos </text:span><text:span text:style-name="T3">sanguíneos (Ley de Poiseuille, resistencia inversamente proporcional a la cuarta potencia del radio), por lo que un </text:span><text:span text:style-name="T5">pequeño cambio en el diámetro de los vasos genera gran cambio</text:span><text:span text:style-name="T6"> </text:span><text:span text:style-name="T3">en la resistencia (vasoconstricción = aumenta resistencia); </text:span><text:span text:style-name="T4">viscosidad de la sangre</text:span><text:span text:style-name="T3">, </text:span><text:span text:style-name="T4">longitud de los vasos</text:span><text:span text:style-name="T3">, </text:span><text:span text:style-name="T4">elasticidad de las arterias</text:span><text:span text:style-name="T3">. </text:span></text:p>
      <text:p text:style-name="P12"><text:span text:style-name="T3">La resistencia periférica es fundamental en la presión arterial </text:span><text:span text:style-name="T4">(presión arterial = gasto cardiaco x resistencia periférica total)</text:span><text:span text:style-name="T3">. Como tenemos un paciente con una </text:span><text:span text:style-name="T7">presión correcta</text:span><text:span text:style-name="T6"> </text:span><text:span text:style-name="T3">y un </text:span><text:span text:style-name="T7">gasto cardíaco disminuido</text:span><text:span text:style-name="T6"> </text:span><text:span text:style-name="T3">(volumen de sangre bombeado por el corazón), la </text:span><text:span text:style-name="T4">resistencia periférica debe estar elevada.</text:span></text:p>
      <text:p text:style-name="P1">9. ¿Perquè està discretament aixecat el  ritme cardíac?  MENCIA</text:p>
      <text:p text:style-name="P12"><text:span text:style-name="T3">El paciente tiene un ritmo cardíaco elevado para </text:span><text:span text:style-name="T4">compensar la baja capacidad de eyección </text:span><text:span text:style-name="T3">del corazón. El corazón intenta </text:span><text:span text:style-name="T7">aumentar el número de latidos</text:span><text:span text:style-name="T6"> </text:span><text:span text:style-name="T3">por minuto para bombear más sangre.</text:span></text:p>
      <text:p text:style-name="P1">10. ¿Quin efecte tendría un canvi en la  quantitat volum de sang de retorn?   JAN</text:p>
      <text:p text:style-name="P1">El volum de sang de retorn afecta directament a la precàrrega del cor (longitud de les fibres ventriculars abans de la contracció). En el cas que el volum disminueixi, podria ser beneficiós <text:soft-page-break/>pel pacient, ja que disminuirà la precàrrega i podria alleujar la congestió pulmonar.  Si el volum de sang augmentès, podria empitjorar la insuficiència sanguínea i sobrecarregar el cor que ja està dèbil i i dilatat.</text:p>
      <text:p text:style-name="P1">Si disminuim el retorn venos → mil</text:p>
      <text:p text:style-name="P1">11. ¿Perquè està dilatat el cor?  JAN</text:p>
      <text:p text:style-name="P1">El cor està dilatat perquè no és capaç d’ejectar de manera eficient tot el volum de sang  i s’acumula més sang de la que hauria.</text:p>
      <text:p text:style-name="P1">Hi ha hipertòfia al cor pq treballa en força externa, poden haver diversos motius: pq la resistència perifèrica està augmentada i pq la vàlvula del ventricle no s’obri bé.   → pot produir un augment de volum?</text:p>
      <text:p text:style-name="P1">12. ¿Perquè aquest pacient té problemes  respiratoris?  JAN</text:p>
      <text:p text:style-name="P1">El pacient té problemes respiratòris degut a que el cor no pot bombejar eficientment la sang i s’acumla en les venes que porten la sang als pulmons. A causa d’aquesta acomulació, augmenta la pressió en venes i capil·lars interferint en l’intercanvi        de gasos, ja que es disminueix l’àrea d’intercanvi de gasos. </text:p>
      <text:p text:style-name="P2">L’edema pulmonar (acumulació de líquid a la base del pulmó) és causat per la insuficiència cardíaca. Quan el cor no és capaç de bombejar la sang de manera eficient, aquesta pot quedar retinguda a les venes que porten la sang a través dels pulmons. A mesura que la pressió en aquests vasos augmenta, el líquid és empès cap als espais d’aire (alvèols) dels pulmons. Aquest líquid redueix l’intercanvi gasós als pulmons. A més cada vegada el pulmó és menys distensible.</text:p>
      <text:p text:style-name="P1">Aquests 2 factors es combinen per causar dificultat respiratòria.</text:p>
      <text:p text:style-name="Text_20_body"><text:soft-page-break/></text:p>
      <text:p text:style-name="P1">13. ¿Perquè hi ha edemes a les cames? Arnau</text:p>
      <text:p text:style-name="P1">Un edema és la inflor per l’excés de líquid acumulat als teixits intersticials del cos. En aquest cas, al haver-hi una insuficiència cardíaca (?), la sang no pot tornar al cor i s’acumula a les venes perifèriques, com ara les cames, perquè no té prou força per bombejar la sang de tornada al propi cor. </text:p>
      <text:p text:style-name="P6">Un edema és una acumulació de fluid en el teixit intercel·lular que provoca una expansió anormal en el volum de fluid intersticial. El fluid entre els espais intersticials i intravasculars es regulen pel gradient de pressió hidrostàtica capilar i el gradient de pressió oncòtica a través del capilar. L’acumulació de fluid succeeix quan les condicions sistèmiques o locals trenquen aquest equilibri, provocant un augment de pressió hidrostàtica capilar. </text:p>
      <text:p text:style-name="P1">14. ¿Perquè li donen un diürètic?  Arnau</text:p>
      <text:p text:style-name="P1">Un medicament diurètic ajuda a eliminar l’excés de líquid al cos. Es solen usar per baixar la tensió arterial. En aquest cas, es pot usar per disminuir l’edema (que, recordem, es va formar per l’excés de líquid). La seva funció és augmentar la quantitat d’orina produida als ronyons, normalment disminuint la reabsorció del sodi. </text:p>
      <text:p text:style-name="P6">Els diürètics bloquegen canals recaptadors de Na+, així disminueixen la quantitat de líquid extracel·lular lliure eliminen aquest líquid que li forma edemes. També servirà per resoldre el problema cardíac del pacient.</text:p>
      <text:p text:style-name="P6">Per evitar que hi hagi volèmia, bloquejem sistema de la pregunta 3-4 usant bloquejadors de canals de sodi sodi i així tenim menys líquid (forma moderna de fer flavotomia sense perdre glòbuls vermells).</text:p>
      <text:p text:style-name="P1"><text:soft-page-break/>Hi ha dues pressions que regulen la concentració d’aiga; la pressió hosmòtica i la hidrostàtica. La hidrostàtica és més gran i surt aigua cap a fora.</text:p>
      <text:p text:style-name="P1">15. ¿S'hauria de sotmetre a restriccions dietètiques? Arnau</text:p>
      <text:p text:style-name="P1">Si, probablement el pacient haurà de disminuir la ingesta de sal i controlar la ingesta de líquids per no acumular-los i retenir-los.</text:p>
      <text:p text:style-name="Text_20_body"><text:line-break/><text:span text:style-name="T10">Isquèmia transitòria al múscul pulmonar (angina de pit) provoca que tot això que irriga múscul cardíac no funcioni. Una angina és reversible, mentre que l’infart no. Potser ha patit més d’un i el cor està afectat i no pot fer la contracció correcta. No sabem per què, però probablement sigui dieta, tabac, alcohol, grei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0:58:35.027437798</meta:creation-date>
    <dc:date>2025-01-13T12:41:49.605938587</dc:date>
    <meta:editing-duration>PT55M35S</meta:editing-duration>
    <meta:editing-cycles>6</meta:editing-cycles>
    <meta:generator>LibreOffice/24.2.7.2$Linux_X86_64 LibreOffice_project/420$Build-2</meta:generator>
    <meta:document-statistic meta:table-count="0" meta:image-count="0" meta:object-count="0" meta:page-count="7" meta:paragraph-count="61" meta:word-count="2097" meta:character-count="12889" meta:non-whitespace-character-count="10772"/>
  </office:meta>
</office:document-meta>
</file>